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91pt"/>
    </style:style>
    <style:style style:name="co2" style:family="table-column">
      <style:table-column-properties fo:break-before="auto" style:column-width="58.96pt"/>
    </style:style>
    <style:style style:name="co3" style:family="table-column">
      <style:table-column-properties fo:break-before="auto" style:column-width="59.36pt"/>
    </style:style>
    <style:style style:name="co4" style:family="table-column">
      <style:table-column-properties fo:break-before="auto" style:column-width="64.74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89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128.49pt" fo:break-before="auto" style:use-optimal-row-height="false"/>
    </style:style>
    <style:style style:name="ro5" style:family="table-row">
      <style:table-row-properties style:row-height="74.21pt" fo:break-before="auto" style:use-optimal-row-height="true"/>
    </style:style>
    <style:style style:name="ro6" style:family="table-row">
      <style:table-row-properties style:row-height="25.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Sheet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 style:data-style-name="N116">
      <style:table-cell-properties fo:wrap-option="wrap"/>
    </style:style>
    <style:style style:name="ce11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alib" table:style-name="ta1">
        <office:forms form:automatic-focus="false" form:apply-design-mode="false"/>
        <table:shapes>
          <draw:frame draw:z-index="0" draw:style-name="gr1" draw:text-style-name="P1" svg:width="453.51pt" svg:height="255.09pt" svg:x="303.05pt" svg:y="23.7pt">
            <loext:p draw:notify-on-update-of-ranges="calib.B4:calib.B17 calib.D4:calib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40.24pt" svg:y="293.27pt">
            <loext:p draw:notify-on-update-of-ranges="calib.B21:calib.B29 calib.D21:calib.D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91.21pt" svg:y="574.27pt">
            <loext:p draw:notify-on-update-of-ranges="calib.B22:calib.B30 calib.D22:calib.D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14.28pt" svg:y="841.41pt">
            <loext:p draw:notify-on-update-of-ranges="calib.A34:calib.A42 calib.D34:calib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number-columns-repeated="252" table:default-cell-style-name="ce1"/>
        <table:table-column table:style-name="co7" table:number-columns-repeated="767" table:default-cell-style-name="ce1"/>
        <table:table-row table:style-name="ro1">
          <table:table-cell/>
          <table:table-cell table:style-name="ce2" table:number-columns-repeated="2"/>
          <table:table-cell table:style-name="ce9"/>
          <table:table-cell table:style-name="ce2" table:number-columns-repeated="253"/>
          <table:table-cell table:number-columns-repeated="767"/>
        </table:table-row>
        <table:table-row table:style-name="ro2">
          <table:table-cell/>
          <table:table-cell office:value-type="string" calcext:value-type="string">
            <text:p>NORMAL</text:p>
          </table:table-cell>
          <table:table-cell table:style-name="ce5" office:value-type="string" calcext:value-type="string">
            <text:p>v = 0,0217453422621 * b1</text:p>
          </table:table-cell>
          <table:table-cell table:style-name="ce9"/>
          <table:table-cell table:style-name="ce2" table:number-columns-repeated="253"/>
          <table:table-cell table:number-columns-repeated="767"/>
        </table:table-row>
        <table:table-row table:style-name="ro3">
          <table:table-cell office:value-type="string" calcext:value-type="string">
            <text:p>Distance</text:p>
          </table:table-cell>
          <table:table-cell table:style-name="ce2" office:value-type="string" calcext:value-type="string">
            <text:p>Lin speed</text:p>
          </table:table-cell>
          <table:table-cell table:style-name="ce2" office:value-type="string" calcext:value-type="string">
            <text:p>Time</text:p>
          </table:table-cell>
          <table:table-cell table:style-name="ce9" office:value-type="string" calcext:value-type="string">
            <text:p>Speed</text:p>
          </table:table-cell>
          <table:table-cell table:style-name="ce2" office:value-type="string" calcext:value-type="string">
            <text:p>Battery</text:p>
          </table:table-cell>
          <table:table-cell table:style-name="ce2" table:number-columns-repeated="252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0" calcext:value-type="float">
            <text:p>60,00</text:p>
          </table:table-cell>
          <table:table-cell table:style-name="ce9" office:value-type="float" office:value="0" calcext:value-type="float">
            <text:p>0,000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24.18" calcext:value-type="float">
            <text:p>24,18</text:p>
          </table:table-cell>
          <table:table-cell table:style-name="ce9" table:formula="of:=[.A5]/[.C5]" office:value-type="float" office:value="0.130893300248139" calcext:value-type="float">
            <text:p>0,131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9.97" calcext:value-type="float">
            <text:p>19,97</text:p>
          </table:table-cell>
          <table:table-cell table:style-name="ce9" table:formula="of:=[.A6]/[.C6]" office:value-type="float" office:value="0.158487731597396" calcext:value-type="float">
            <text:p>0,158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.27" calcext:value-type="float">
            <text:p>14,27</text:p>
          </table:table-cell>
          <table:table-cell table:style-name="ce9" table:formula="of:=[.A7]/[.C7]" office:value-type="float" office:value="0.221793973370708" calcext:value-type="float">
            <text:p>0,222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1.01" calcext:value-type="float">
            <text:p>11,01</text:p>
          </table:table-cell>
          <table:table-cell table:style-name="ce9" table:formula="of:=[.A8]/[.C8]" office:value-type="float" office:value="0.287465940054496" calcext:value-type="float">
            <text:p>0,287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7.27" calcext:value-type="float">
            <text:p>7,27</text:p>
          </table:table-cell>
          <table:table-cell table:style-name="ce9" table:formula="of:=[.A9]/[.C9]" office:value-type="float" office:value="0.4353507565337" calcext:value-type="float">
            <text:p>0,435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5.8" calcext:value-type="float">
            <text:p>5,80</text:p>
          </table:table-cell>
          <table:table-cell table:style-name="ce9" table:formula="of:=[.A10]/[.C10]" office:value-type="float" office:value="0.545689655172414" calcext:value-type="float">
            <text:p>0,546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3.98" calcext:value-type="float">
            <text:p>3,98</text:p>
          </table:table-cell>
          <table:table-cell table:style-name="ce9" table:formula="of:=[.A11]/[.C11]" office:value-type="float" office:value="0.795226130653266" calcext:value-type="float">
            <text:p>0,795</text:p>
          </table:table-cell>
          <table:table-cell table:style-name="ce2" table:number-columns-repeated="11"/>
          <table:table-cell/>
          <table:table-cell table:style-name="ce2" table:number-columns-repeated="241"/>
          <table:table-cell table:number-columns-repeated="767"/>
        </table:table-row>
        <table:table-row table:style-name="ro3">
          <table:table-cell table:style-name="ce2" office:value-type="float" office:value="3.165" calcext:value-type="float">
            <text:p>3,165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3.05" calcext:value-type="float">
            <text:p>3,05</text:p>
          </table:table-cell>
          <table:table-cell table:style-name="ce9" table:formula="of:=[.A12]/[.C12]" office:value-type="float" office:value="1.03770491803279" calcext:value-type="float">
            <text:p>1,038</text:p>
          </table:table-cell>
          <table:table-cell table:style-name="ce2" table:number-columns-repeated="11"/>
          <table:table-cell/>
          <table:table-cell table:style-name="ce2" table:number-columns-repeated="241"/>
          <table:table-cell table:number-columns-repeated="767"/>
        </table:table-row>
        <table:table-row table:style-name="ro3">
          <table:table-cell table:style-name="ce2" office:value-type="float" office:value="3.615" calcext:value-type="float">
            <text:p>3,615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2.75" calcext:value-type="float">
            <text:p>2,75</text:p>
          </table:table-cell>
          <table:table-cell table:style-name="ce9" table:formula="of:=[.A13]/[.C13]" office:value-type="float" office:value="1.31454545454545" calcext:value-type="float">
            <text:p>1,315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10"/>
          <table:table-cell/>
          <table:table-cell table:style-name="ce2" table:number-columns-repeated="241"/>
          <table:table-cell table:number-columns-repeated="767"/>
        </table:table-row>
        <table:table-row table:style-name="ro3">
          <table:table-cell table:style-name="ce2" office:value-type="float" office:value="3.615" calcext:value-type="float">
            <text:p>3,615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2.45" calcext:value-type="float">
            <text:p>2,45</text:p>
          </table:table-cell>
          <table:table-cell table:style-name="ce9" table:formula="of:=[.A14]/[.C14]" office:value-type="float" office:value="1.47551020408163" calcext:value-type="float">
            <text:p>1,476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10"/>
          <table:table-cell/>
          <table:table-cell table:style-name="ce2" table:number-columns-repeated="241"/>
          <table:table-cell table:number-columns-repeated="767"/>
        </table:table-row>
        <table:table-row table:style-name="ro3">
          <table:table-cell table:style-name="ce2" office:value-type="float" office:value="3.615" calcext:value-type="float">
            <text:p>3,615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2.09" calcext:value-type="float">
            <text:p>2,09</text:p>
          </table:table-cell>
          <table:table-cell table:style-name="ce9" table:formula="of:=[.A15]/[.C15]" office:value-type="float" office:value="1.72966507177034" calcext:value-type="float">
            <text:p>1,73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52"/>
          <table:table-cell table:number-columns-repeated="767"/>
        </table:table-row>
        <table:table-row table:style-name="ro3">
          <table:table-cell table:style-name="ce2" office:value-type="float" office:value="3.615" calcext:value-type="float">
            <text:p>3,615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1.85" calcext:value-type="float">
            <text:p>1,85</text:p>
          </table:table-cell>
          <table:table-cell table:style-name="ce9" table:formula="of:=[.A16]/[.C16]" office:value-type="float" office:value="1.95405405405405" calcext:value-type="float">
            <text:p>1,954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252"/>
          <table:table-cell table:number-columns-repeated="767"/>
        </table:table-row>
        <table:table-row table:style-name="ro3">
          <table:table-cell table:style-name="ce2" office:value-type="float" office:value="3.615" calcext:value-type="float">
            <text:p>3,61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.75" calcext:value-type="float">
            <text:p>1,75</text:p>
          </table:table-cell>
          <table:table-cell table:style-name="ce9" table:formula="of:=[.A17]/[.C17]" office:value-type="float" office:value="2.06571428571429" calcext:value-type="float">
            <text:p>2,066</text:p>
          </table:table-cell>
          <table:table-cell table:style-name="ce2" table:number-columns-repeated="253"/>
          <table:table-cell table:number-columns-repeated="767"/>
        </table:table-row>
        <table:table-row table:style-name="ro4">
          <table:table-cell table:number-columns-repeated="3"/>
          <table:table-cell table:style-name="ce1"/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string" calcext:value-type="string">
            <text:p>Distance</text:p>
          </table:table-cell>
          <table:table-cell table:style-name="ce2" table:formula="of:=2*PI()" office:value-type="float" office:value="6.28318530717959" calcext:value-type="float">
            <text:p>6,2831853071796</text:p>
          </table:table-cell>
          <table:table-cell table:style-name="ce9" office:value-type="string" calcext:value-type="string">
            <text:p>radians</text:p>
          </table:table-cell>
          <table:table-cell table:style-name="ce2" table:number-columns-repeated="253"/>
          <table:table-cell table:number-columns-repeated="767"/>
        </table:table-row>
        <table:table-row table:style-name="ro5">
          <table:table-cell/>
          <table:table-cell office:value-type="string" calcext:value-type="string">
            <text:p>NORMAL</text:p>
          </table:table-cell>
          <table:table-cell table:style-name="ce5" office:value-type="string" calcext:value-type="string">
            <text:p>w = 0,4177416860037 * b2 - 0,6876060987078</text:p>
          </table:table-cell>
          <table:table-cell table:style-name="ce1"/>
          <table:table-cell table:style-name="ce2" table:number-columns-repeated="253"/>
          <table:table-cell table:number-columns-repeated="767"/>
        </table:table-row>
        <table:table-row table:style-name="ro6">
          <table:table-cell/>
          <table:table-cell table:style-name="ce2" office:value-type="string" calcext:value-type="string">
            <text:p>Ang speed</text:p>
          </table:table-cell>
          <table:table-cell table:style-name="ce2" office:value-type="string" calcext:value-type="string">
            <text:p>Time</text:p>
          </table:table-cell>
          <table:table-cell table:style-name="ce9" office:value-type="string" calcext:value-type="string">
            <text:p>Speed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-32" calcext:value-type="float">
            <text:p>-32</text:p>
          </table:table-cell>
          <table:table-cell table:style-name="ce6" table:formula="of:=-4.47/10" office:value-type="float" office:value="-0.447" calcext:value-type="float">
            <text:p>-0,45</text:p>
          </table:table-cell>
          <table:table-cell table:style-name="ce9" table:formula="of:=[.$C$19]/[.C22]" office:value-type="float" office:value="-14.0563429690819" calcext:value-type="float">
            <text:p>-14,056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-24" calcext:value-type="float">
            <text:p>-24</text:p>
          </table:table-cell>
          <table:table-cell table:style-name="ce6" table:formula="of:=-5.901/10" office:value-type="float" office:value="-0.5901" calcext:value-type="float">
            <text:p>-0,59</text:p>
          </table:table-cell>
          <table:table-cell table:style-name="ce9" table:formula="of:=[.$C$19]/[.C23]" office:value-type="float" office:value="-10.6476619338749" calcext:value-type="float">
            <text:p>-10,648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-16" calcext:value-type="float">
            <text:p>-16</text:p>
          </table:table-cell>
          <table:table-cell table:style-name="ce6" table:formula="of:=-8.503/10" office:value-type="float" office:value="-0.8503" calcext:value-type="float">
            <text:p>-0,85</text:p>
          </table:table-cell>
          <table:table-cell table:style-name="ce9" table:formula="of:=[.$C$19]/[.C24]" office:value-type="float" office:value="-7.38937469972902" calcext:value-type="float">
            <text:p>-7,389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-8" calcext:value-type="float">
            <text:p>-8</text:p>
          </table:table-cell>
          <table:table-cell table:style-name="ce6" table:formula="of:=-15.773/10" office:value-type="float" office:value="-1.5773" calcext:value-type="float">
            <text:p>-1,58</text:p>
          </table:table-cell>
          <table:table-cell table:style-name="ce9" table:formula="of:=[.$C$19]/[.C25]" office:value-type="float" office:value="-3.98350681999593" calcext:value-type="float">
            <text:p>-3,984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NA</text:p>
          </table:table-cell>
          <table:table-cell table:style-name="ce9"/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style-name="ce6" table:formula="of:=16.201/6" office:value-type="float" office:value="2.70016666666667" calcext:value-type="float">
            <text:p>2,70</text:p>
          </table:table-cell>
          <table:table-cell table:style-name="ce9" table:formula="of:=[.$C$19]/[.C27]" office:value-type="float" office:value="2.32696202969431" calcext:value-type="float">
            <text:p>2,327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16" calcext:value-type="float">
            <text:p>16</text:p>
          </table:table-cell>
          <table:table-cell table:style-name="ce6" table:formula="of:=10.21/10" office:value-type="float" office:value="1.021" calcext:value-type="float">
            <text:p>1,02</text:p>
          </table:table-cell>
          <table:table-cell table:style-name="ce9" table:formula="of:=[.$C$19]/[.C28]" office:value-type="float" office:value="6.15395230869695" calcext:value-type="float">
            <text:p>6,154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24" calcext:value-type="float">
            <text:p>24</text:p>
          </table:table-cell>
          <table:table-cell table:style-name="ce6" table:formula="of:=6.663/10" office:value-type="float" office:value="0.6663" calcext:value-type="float">
            <text:p>0,67</text:p>
          </table:table-cell>
          <table:table-cell table:style-name="ce9" table:formula="of:=[.$C$19]/[.C29]" office:value-type="float" office:value="9.42996444121205" calcext:value-type="float">
            <text:p>9,430</text:p>
          </table:table-cell>
          <table:table-cell table:style-name="ce2" table:number-columns-repeated="253"/>
          <table:table-cell table:number-columns-repeated="767"/>
        </table:table-row>
        <table:table-row table:style-name="ro3">
          <table:table-cell/>
          <table:table-cell table:style-name="ce2" office:value-type="float" office:value="32" calcext:value-type="float">
            <text:p>32</text:p>
          </table:table-cell>
          <table:table-cell table:style-name="ce6" table:formula="of:=4.961/10" office:value-type="float" office:value="0.4961" calcext:value-type="float">
            <text:p>0,50</text:p>
          </table:table-cell>
          <table:table-cell table:style-name="ce9" table:formula="of:=[.$C$19]/[.C30]" office:value-type="float" office:value="12.6651588534158" calcext:value-type="float">
            <text:p>12,665</text:p>
          </table:table-cell>
          <table:table-cell table:style-name="ce2" table:number-columns-repeated="253"/>
          <table:table-cell table:number-columns-repeated="767"/>
        </table:table-row>
        <table:table-row table:style-name="ro4">
          <table:table-cell table:number-columns-repeated="3"/>
          <table:table-cell table:style-name="ce1"/>
          <table:table-cell table:style-name="ce2" table:number-columns-repeated="253"/>
          <table:table-cell table:number-columns-repeated="767"/>
        </table:table-row>
        <table:table-row table:style-name="ro6">
          <table:table-cell table:style-name="ce2" office:value-type="string" calcext:value-type="string">
            <text:p>NORMAL</text:p>
          </table:table-cell>
          <table:table-cell table:style-name="ce2"/>
          <table:table-cell office:value-type="string" calcext:value-type="string">
            <text:p>Sumo radius</text:p>
          </table:table-cell>
          <table:table-cell table:style-name="ce8" table:formula="of:=0.186/2" office:value-type="float" office:value="0.093" calcext:value-type="float">
            <text:p>0,0930 m</text:p>
          </table:table-cell>
          <table:table-cell table:style-name="ce11"/>
          <table:table-cell table:style-name="ce2" table:number-columns-repeated="252"/>
          <table:table-cell table:number-columns-repeated="767"/>
        </table:table-row>
        <table:table-row table:style-name="ro7">
          <table:table-cell table:style-name="ce3" office:value-type="string" calcext:value-type="string">
            <text:p>Lin speed</text:p>
          </table:table-cell>
          <table:table-cell table:style-name="ce3" office:value-type="string" calcext:value-type="string">
            <text:p>Ang speed</text:p>
          </table:table-cell>
          <table:table-cell office:value-type="string" calcext:value-type="string">
            <text:p>Diam (m)</text:p>
          </table:table-cell>
          <table:table-cell table:style-name="ce1" office:value-type="string" calcext:value-type="string">
            <text:p>Tours</text:p>
          </table:table-cell>
          <table:table-cell office:value-type="string" calcext:value-type="string">
            <text:p>Temps total</text:p>
          </table:table-cell>
          <table:table-cell table:style-name="ce12" office:value-type="string" calcext:value-type="string">
            <text:p>v=TOURS*2PI*(DIAM/2-SUMORADIUS)/T</text:p>
          </table:table-cell>
          <table:table-cell table:style-name="ce12" office:value-type="string" calcext:value-type="string">
            <text:p>w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-100" calcext:value-type="float">
            <text:p>-1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/>
          <table:table-cell table:style-name="ce11"/>
          <table:table-cell table:style-name="ce2" table:formula="of:=[.D34]*2*PI()*([.C34]/2-[.$D$32])/[.E34]" office:value-type="string" office:string-value="" calcext:value-type="error">
            <text:p>#DIV/0!</text:p>
          </table:table-cell>
          <table:table-cell table:style-name="ce2" table:number-columns-repeated="251"/>
          <table:table-cell table:number-columns-repeated="767"/>
        </table:table-row>
        <table:table-row table:style-name="ro3">
          <table:table-cell table:style-name="ce2" office:value-type="float" office:value="-75" calcext:value-type="float">
            <text:p>-7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/>
          <table:table-cell table:style-name="ce11"/>
          <table:table-cell table:style-name="ce2" table:formula="of:=[.D35]*2*PI()*([.C35]/2-[.$D$32])/[.E35]" office:value-type="string" office:string-value="" calcext:value-type="error">
            <text:p>#DIV/0!</text:p>
          </table:table-cell>
          <table:table-cell table:style-name="ce2" table:number-columns-repeated="251"/>
          <table:table-cell table:number-columns-repeated="767"/>
        </table:table-row>
        <table:table-row table:style-name="ro3">
          <table:table-cell table:style-name="ce2" office:value-type="float" office:value="-50" calcext:value-type="float">
            <text:p>-5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/>
          <table:table-cell table:style-name="ce11"/>
          <table:table-cell table:style-name="ce2" table:formula="of:=[.D36]*2*PI()*([.C36]/2-[.$D$32])/[.E36]" office:value-type="string" office:string-value="" calcext:value-type="error">
            <text:p>#DIV/0!</text:p>
          </table:table-cell>
          <table:table-cell table:style-name="ce2" table:number-columns-repeated="251"/>
          <table:table-cell table:number-columns-repeated="767"/>
        </table:table-row>
        <table:table-row table:style-name="ro3">
          <table:table-cell table:style-name="ce2" office:value-type="float" office:value="-25" calcext:value-type="float">
            <text:p>-2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/>
          <table:table-cell table:style-name="ce11"/>
          <table:table-cell table:style-name="ce2" table:formula="of:=[.D37]*2*PI()*([.C37]/2-[.$D$32])/[.E37]" office:value-type="string" office:string-value="" calcext:value-type="error">
            <text:p>#DIV/0!</text:p>
          </table:table-cell>
          <table:table-cell table:style-name="ce2" table:number-columns-repeated="251"/>
          <table:table-cell table:number-columns-repeated="76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9" office:value-type="float" office:value="0.4353507565337" calcext:value-type="float">
            <text:p>0,43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-25" calcext:value-type="float">
            <text:p>-25</text:p>
          </table:table-cell>
          <table:table-cell table:style-name="ce8" office:value-type="float" office:value="0.455" calcext:value-type="float">
            <text:p>0,4550 m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9.91" calcext:value-type="float">
            <text:p>19,9100</text:p>
          </table:table-cell>
          <table:table-cell table:style-name="ce2" table:formula="of:=[.D39]*2*PI()*([.C39]/2-[.$D$32])/[.E39]" office:value-type="float" office:value="0.424454256060098" calcext:value-type="float">
            <text:p>0,4244542560601</text:p>
          </table:table-cell>
          <table:table-cell table:style-name="ce2" table:formula="of:=[.D39]*2*PI()/[.E39]" office:value-type="float" office:value="3.15579372535389" calcext:value-type="float">
            <text:p>3,1557937253539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float" office:value="0.32" calcext:value-type="float">
            <text:p>0,3200 m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8.95" calcext:value-type="float">
            <text:p>8,9500</text:p>
          </table:table-cell>
          <table:table-cell table:style-name="ce2" table:formula="of:=[.D40]*2*PI()*([.C40]/2-[.$D$32])/[.E40]" office:value-type="float" office:value="0.470361358191098" calcext:value-type="float">
            <text:p>0,4703613581911</text:p>
          </table:table-cell>
          <table:table-cell table:style-name="ce2" table:formula="of:=[.D40]*2*PI()/[.E40]" office:value-type="float" office:value="7.02031877897161" calcext:value-type="float">
            <text:p>7,0203187789716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8" office:value-type="float" office:value="0.24" calcext:value-type="float">
            <text:p>0,2400 m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6.58" calcext:value-type="float">
            <text:p>6,5800</text:p>
          </table:table-cell>
          <table:table-cell table:style-name="ce2" table:formula="of:=[.D41]*2*PI()*([.C41]/2-[.$D$32])/[.E41]" office:value-type="float" office:value="0.257820673698858" calcext:value-type="float">
            <text:p>0,2578206736989</text:p>
          </table:table-cell>
          <table:table-cell table:style-name="ce2" table:formula="of:=[.D41]*2*PI()/[.E41]" office:value-type="float" office:value="9.54891384069846" calcext:value-type="float">
            <text:p>9,5489138406985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0.21" calcext:value-type="float">
            <text:p>0,2100 m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float" office:value="10.69" calcext:value-type="float">
            <text:p>10,6900</text:p>
          </table:table-cell>
          <table:table-cell table:style-name="ce2" table:formula="of:=[.D42]*2*PI()*([.C42]/2-[.$D$32])/[.E42]" office:value-type="float" office:value="0.141063093893648" calcext:value-type="float">
            <text:p>0,1410630938936</text:p>
          </table:table-cell>
          <table:table-cell table:style-name="ce2" table:formula="of:=[.D42]*2*PI()/[.E42]" office:value-type="float" office:value="11.7552578244707" calcext:value-type="float">
            <text:p>11,7552578244707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9" office:value-type="float" office:value="1.03770491803279" calcext:value-type="float">
            <text:p>1,03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float" office:value="0.77" calcext:value-type="float">
            <text:p>0,7700 m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9.98" calcext:value-type="float">
            <text:p>19,9800</text:p>
          </table:table-cell>
          <table:table-cell table:style-name="ce2" table:formula="of:=[.D44]*2*PI()*([.C44]/2-[.$D$32])/[.E44]" office:value-type="float" office:value="0.918263318166386" calcext:value-type="float">
            <text:p>0,9182633181664</text:p>
          </table:table-cell>
          <table:table-cell table:style-name="ce2" table:formula="of:=[.D44]*2*PI()/[.E44]" office:value-type="float" office:value="3.14473739098077" calcext:value-type="float">
            <text:p>3,1447373909808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number-columns-repeated="2" table:style-name="ce2" office:value-type="float" office:value="50" calcext:value-type="float">
            <text:p>50</text:p>
          </table:table-cell>
          <table:table-cell table:style-name="ce8" office:value-type="float" office:value="0.325" calcext:value-type="float">
            <text:p>0,3250 m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9.92" calcext:value-type="float">
            <text:p>9,9200</text:p>
          </table:table-cell>
          <table:table-cell table:style-name="ce2" table:formula="of:=[.D45]*2*PI()*([.C45]/2-[.$D$32])/[.E45]" office:value-type="float" office:value="0.440203002871957" calcext:value-type="float">
            <text:p>0,440203002872</text:p>
          </table:table-cell>
          <table:table-cell table:style-name="ce2" table:formula="of:=[.D45]*2*PI()/[.E45]" office:value-type="float" office:value="6.33385615643103" calcext:value-type="float">
            <text:p>6,333856156431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8" office:value-type="float" office:value="0.23" calcext:value-type="float">
            <text:p>0,2300 m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float" office:value="14.95" calcext:value-type="float">
            <text:p>14,9500</text:p>
          </table:table-cell>
          <table:table-cell table:style-name="ce2" table:formula="of:=[.D46]*2*PI()*([.C46]/2-[.$D$32])/[.E46]" office:value-type="float" office:value="0.184923179609299" calcext:value-type="float">
            <text:p>0,1849231796093</text:p>
          </table:table-cell>
          <table:table-cell table:style-name="ce2" table:formula="of:=[.D46]*2*PI()/[.E46]" office:value-type="float" office:value="8.40559907314995" calcext:value-type="float">
            <text:p>8,40559907315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0.2" calcext:value-type="float">
            <text:p>0,2000 m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float" office:value="14.92" calcext:value-type="float">
            <text:p>14,9200</text:p>
          </table:table-cell>
          <table:table-cell table:style-name="ce2" table:formula="of:=[.D47]*2*PI()*([.C47]/2-[.$D$32])/[.E47]" office:value-type="float" office:value="0.0589575028823822" calcext:value-type="float">
            <text:p>0,0589575028824</text:p>
          </table:table-cell>
          <table:table-cell table:style-name="ce2" table:formula="of:=[.D47]*2*PI()/[.E47]" office:value-type="float" office:value="8.42250041176888" calcext:value-type="float">
            <text:p>8,4225004117689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table:formula="of:=AVERAGE([.D14:.D15])" office:value-type="float" office:value="1.60258763792598" calcext:value-type="float">
            <text:p>1,60258763792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4"/>
          <table:table-cell table:style-name="ce11"/>
          <table:table-cell table:style-name="ce2" table:formula="of:=[.D49]*2*PI()*([.C49]/2-[.$D$32])/[.E49]" office:value-type="string" office:string-value="" calcext:value-type="error">
            <text:p>#DIV/0!</text:p>
          </table:table-cell>
          <table:table-cell table:style-name="ce2" table:formula="of:=[.D49]*2*PI()/[.E49]" office:value-type="string" office:string-value="" calcext:value-type="error">
            <text:p>#DIV/0!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8"/>
          <table:table-cell table:style-name="ce4"/>
          <table:table-cell table:style-name="ce11"/>
          <table:table-cell table:style-name="ce2" table:formula="of:=[.D50]*2*PI()*([.C50]/2-[.$D$32])/[.E50]" office:value-type="string" office:string-value="" calcext:value-type="error">
            <text:p>#DIV/0!</text:p>
          </table:table-cell>
          <table:table-cell table:style-name="ce2" table:formula="of:=[.D50]*2*PI()/[.E50]" office:value-type="string" office:string-value="" calcext:value-type="error">
            <text:p>#DIV/0!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number-columns-repeated="2" table:style-name="ce2" office:value-type="float" office:value="75" calcext:value-type="float">
            <text:p>75</text:p>
          </table:table-cell>
          <table:table-cell table:style-name="ce8"/>
          <table:table-cell table:style-name="ce4"/>
          <table:table-cell table:style-name="ce11"/>
          <table:table-cell table:style-name="ce2" table:formula="of:=[.D51]*2*PI()*([.C51]/2-[.$D$32])/[.E51]" office:value-type="string" office:string-value="" calcext:value-type="error">
            <text:p>#DIV/0!</text:p>
          </table:table-cell>
          <table:table-cell table:style-name="ce2" table:formula="of:=[.D51]*2*PI()/[.E51]" office:value-type="string" office:string-value="" calcext:value-type="error">
            <text:p>#DIV/0!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4"/>
          <table:table-cell table:style-name="ce11"/>
          <table:table-cell table:style-name="ce2" table:formula="of:=[.D52]*2*PI()*([.C52]/2-[.$D$32])/[.E52]" office:value-type="string" office:string-value="" calcext:value-type="error">
            <text:p>#DIV/0!</text:p>
          </table:table-cell>
          <table:table-cell table:style-name="ce2" table:formula="of:=[.D52]*2*PI()/[.E52]" office:value-type="string" office:string-value="" calcext:value-type="error">
            <text:p>#DIV/0!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9" office:value-type="float" office:value="2.06571428571429" calcext:value-type="float">
            <text:p>2,06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4"/>
          <table:table-cell table:style-name="ce11"/>
          <table:table-cell table:style-name="ce2" table:formula="of:=[.D54]*2*PI()*([.C54]/2-[.$D$32])/[.E54]" office:value-type="string" office:string-value="" calcext:value-type="error">
            <text:p>#DIV/0!</text:p>
          </table:table-cell>
          <table:table-cell table:style-name="ce2" table:formula="of:=[.D54]*2*PI()/[.E54]" office:value-type="string" office:string-value="" calcext:value-type="error">
            <text:p>#DIV/0!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8"/>
          <table:table-cell table:style-name="ce4"/>
          <table:table-cell table:style-name="ce11"/>
          <table:table-cell table:style-name="ce2" table:formula="of:=[.D55]*2*PI()*([.C55]/2-[.$D$32])/[.E55]" office:value-type="string" office:string-value="" calcext:value-type="error">
            <text:p>#DIV/0!</text:p>
          </table:table-cell>
          <table:table-cell table:style-name="ce2" table:formula="of:=[.D55]*2*PI()/[.E55]" office:value-type="string" office:string-value="" calcext:value-type="error">
            <text:p>#DIV/0!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8"/>
          <table:table-cell table:style-name="ce4"/>
          <table:table-cell table:style-name="ce11"/>
          <table:table-cell table:style-name="ce2" table:formula="of:=[.D56]*2*PI()*([.C56]/2-[.$D$32])/[.E56]" office:value-type="string" office:string-value="" calcext:value-type="error">
            <text:p>#DIV/0!</text:p>
          </table:table-cell>
          <table:table-cell table:style-name="ce2" table:formula="of:=[.D56]*2*PI()/[.E56]" office:value-type="string" office:string-value="" calcext:value-type="error">
            <text:p>#DIV/0!</text:p>
          </table:table-cell>
          <table:table-cell table:style-name="ce2" table:number-columns-repeated="250"/>
          <table:table-cell table:number-columns-repeated="767"/>
        </table:table-row>
        <table:table-row table:style-name="ro3">
          <table:table-cell table:number-columns-repeated="2" table:style-name="ce2" office:value-type="float" office:value="100" calcext:value-type="float">
            <text:p>100</text:p>
          </table:table-cell>
          <table:table-cell table:style-name="ce8"/>
          <table:table-cell table:style-name="ce4"/>
          <table:table-cell table:style-name="ce11"/>
          <table:table-cell table:style-name="ce2" table:formula="of:=[.D57]*2*PI()*([.C57]/2-[.$D$32])/[.E57]" office:value-type="string" office:string-value="" calcext:value-type="error">
            <text:p>#DIV/0!</text:p>
          </table:table-cell>
          <table:table-cell table:style-name="ce2" table:formula="of:=[.D57]*2*PI()/[.E57]" office:value-type="string" office:string-value="" calcext:value-type="error">
            <text:p>#DIV/0!</text:p>
          </table:table-cell>
          <table:table-cell table:style-name="ce2" table:number-columns-repeated="250"/>
          <table:table-cell table:number-columns-repeated="767"/>
        </table:table-row>
        <table:table-row table:style-name="ro1" table:number-rows-repeated="65429">
          <table:table-cell/>
          <table:table-cell table:style-name="ce2" table:number-columns-repeated="2"/>
          <table:table-cell table:style-name="ce9"/>
          <table:table-cell table:style-name="ce2" table:number-columns-repeated="253"/>
          <table:table-cell table:number-columns-repeated="767"/>
        </table:table-row>
        <table:table-row table:style-name="ro1" table:number-rows-repeated="98308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calib.$A$1" table:expression="#REF!"/>
          <table:named-expression table:name="Sheet_Title" table:base-cell-address="$calib.$A$1" table:expression="&quot;Sheet3&quot;"/>
        </table:named-expressions>
      </table:table>
      <table:table table:name="output" table:style-name="ta2">
        <office:forms form:automatic-focus="false" form:apply-design-mode="false"/>
        <table:table-column table:style-name="co7" table:number-columns-repeated="4" table:default-cell-style-name="ce2"/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4353507565337" calcext:value-type="float">
            <text:p>0,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0.424454256060098" calcext:value-type="float">
            <text:p>0,4244542560601</text:p>
          </table:table-cell>
          <table:table-cell office:value-type="float" office:value="3.15579372535389" calcext:value-type="float">
            <text:p>3,15579372535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470361358191098" calcext:value-type="float">
            <text:p>0,4703613581911</text:p>
          </table:table-cell>
          <table:table-cell office:value-type="float" office:value="7.02031877897161" calcext:value-type="float">
            <text:p>7,02031877897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.257820673698858" calcext:value-type="float">
            <text:p>0,2578206736989</text:p>
          </table:table-cell>
          <table:table-cell office:value-type="float" office:value="9.54891384069846" calcext:value-type="float">
            <text:p>9,54891384069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141063093893648" calcext:value-type="float">
            <text:p>0,1410630938936</text:p>
          </table:table-cell>
          <table:table-cell office:value-type="float" office:value="11.7552578244707" calcext:value-type="float">
            <text:p>11,7552578244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.03770491803279" calcext:value-type="float">
            <text:p>1,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18263318166386" calcext:value-type="float">
            <text:p>0,9182633181664</text:p>
          </table:table-cell>
          <table:table-cell office:value-type="float" office:value="3.14473739098077" calcext:value-type="float">
            <text:p>3,144737390980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440203002871957" calcext:value-type="float">
            <text:p>0,440203002872</text:p>
          </table:table-cell>
          <table:table-cell office:value-type="float" office:value="6.33385615643103" calcext:value-type="float">
            <text:p>6,3338561564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.184923179609299" calcext:value-type="float">
            <text:p>0,1849231796093</text:p>
          </table:table-cell>
          <table:table-cell office:value-type="float" office:value="8.40559907314995" calcext:value-type="float">
            <text:p>8,405599073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589575028823822" calcext:value-type="float">
            <text:p>0,0589575028824</text:p>
          </table:table-cell>
          <table:table-cell office:value-type="float" office:value="8.42250041176888" calcext:value-type="float">
            <text:p>8,42250041176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.60258763792598" calcext:value-type="float">
            <text:p>1,60258763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2.06571428571429" calcext:value-type="float">
            <text:p>2,0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calib.B33:calib.E5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4" loext:min-decimal-places="4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0">
      <number:number number:decimal-places="4" loext:min-decimal-places="4" number:min-integer-digits="1"/>
      <number:text> m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gray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8.35pt" fo:margin-bottom="28.35pt" fo:margin-left="28.35pt" fo:margin-right="28.35pt" style:shadow="none" fo:background-color="transparent" style:print-page-order="ttb" style:scale-to="95%" style:writing-mode="lr-tb" gnm:style-print="" style:print="annotations charts drawings objects">
        <style:background-image/>
      </style:page-layout-properties>
      <style:header-style>
        <style:header-footer-properties fo:min-height="2.86pt" fo:margin-left="0pt" fo:margin-right="0pt" fo:margin-bottom="0pt" fo:border="none" fo:padding="0pt" style:shadow="none"/>
      </style:header-style>
      <style:footer-style>
        <style:header-footer-properties fo:min-height="2.86pt" fo:margin-left="0pt" fo:margin-right="0pt" fo:margin-top="0pt" fo:border="none" fo:padding="0pt" style:shadow="none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7:59:46.571965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8:40:16.969013368</dc:date>
    <meta:creation-date>2015-02-22T18:53:20Z</meta:creation-date>
    <meta:generator>LibreOffice/5.1.4.2$Linux_X86_64 LibreOffice_project/10m0$Build-2</meta:generator>
    <meta:editing-duration>PT6H43M7S</meta:editing-duration>
    <meta:editing-cycles>138</meta:editing-cycles>
    <meta:document-statistic meta:table-count="2" meta:cell-count="287" meta:object-count="4"/>
    <meta:user-defined meta:name="meta:print-date" meta:value-type="date">2015-03-24T09:45:40Z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4:calib.B17 calib.D4:calib.D17" svg:x="0.32cm" svg:y="0.18cm" svg:width="15.36cm" svg:height="8.64cm">
          <chartooo:coordinate-region svg:x="1.409cm" svg:y="0.377cm" svg:width="13.994cm" svg:height="7.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4:calib.D17" chart:class="chart:scatter">
            <chart:domain table:cell-range-address="calib.B4:calib.B17"/>
            <chart:regression-curve chart:style-name="ch7">
              <chart:equation chart:display-equation="true" chart:display-r-square="tru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alib.B4:calib.B17</svg:desc>
                </draw:g>
              </table:table-cell>
              <table:table-cell office:value-type="float" office:value="0">
                <text:p>0</text:p>
                <draw:g>
                  <svg:desc>calib.D4:calib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30893300248139">
                <text:p>0.130893300248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58487731597396">
                <text:p>0.158487731597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21793973370708">
                <text:p>0.221793973370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87465940054496">
                <text:p>0.287465940054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4353507565337">
                <text:p>0.4353507565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545689655172414">
                <text:p>0.545689655172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795226130653266">
                <text:p>0.795226130653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.03770491803279">
                <text:p>1.03770491803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.31454545454545">
                <text:p>1.314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47551020408163">
                <text:p>1.47551020408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.72966507177034">
                <text:p>1.72966507177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.95405405405405">
                <text:p>1.95405405405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.06571428571429">
                <text:p>2.06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21:calib.B29 calib.D21:calib.D29" svg:x="0.32cm" svg:y="0.18cm" svg:width="15.36cm" svg:height="8.64cm">
          <chartooo:coordinate-region svg:x="0.556cm" svg:y="0.18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21:calib.D29" chart:class="chart:scatter">
            <chart:domain table:cell-range-address="calib.B21:calib.B29"/>
            <chart:regression-curve chart:style-name="ch7">
              <chart:equation chart:display-equation="true" chart:display-r-square="true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alib.B21:calib.B29</svg:desc>
                </draw:g>
              </table:table-cell>
              <table:table-cell office:value-type="float" office:value="NaN">
                <text:p>NaN</text:p>
                <draw:g>
                  <svg:desc>calib.D21:calib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2">
                <text:p>-32</text:p>
              </table:table-cell>
              <table:table-cell office:value-type="float" office:value="-14.0563429690819">
                <text:p>-14.0563429690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3.98350681999594">
                <text:p>-3.98350681999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22:calib.B30 calib.D22:calib.D30" svg:x="0.32cm" svg:y="0.18cm" svg:width="15.36cm" svg:height="8.64cm">
          <chartooo:coordinate-region svg:x="0.556cm" svg:y="0.18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22:calib.D30" chart:class="chart:scatter">
            <chart:domain table:cell-range-address="calib.B22:calib.B30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22:calib.B30</svg:desc>
                </draw:g>
              </table:table-cell>
              <table:table-cell office:value-type="float" office:value="-14.0563429690819">
                <text:p>-14.0563429690819</text:p>
                <draw:g>
                  <svg:desc>calib.D22:calib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3.98350681999594">
                <text:p>-3.98350681999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.6651588534158">
                <text:p>12.6651588534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A34:calib.A42 calib.D34:calib.D42" svg:x="0.32cm" svg:y="0.18cm" svg:width="15.36cm" svg:height="8.64cm">
          <chartooo:coordinate-region svg:x="0.648cm" svg:y="0.377cm" svg:width="14.847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alib.D34:calib.D42" chart:class="chart:scatter">
            <chart:domain table:cell-range-address="calib.A34:calib.A42"/>
            <chart:regression-curve chart:style-name="ch6">
              <chart:equation chart:display-equation="true" chart:display-r-square="true" svg:x="0.605cm" svg:y="0.683cm"/>
            </chart:regression-curve>
            <chart:data-point/>
            <chart:data-point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calib.A34:calib.A42</svg:desc>
                </draw:g>
              </table:table-cell>
              <table:table-cell office:value-type="float" office:value="NaN">
                <text:p>NaN</text:p>
                <draw:g>
                  <svg:desc>calib.D34:calib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